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2.15cm" fo:min-width="5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 draw:auto-grow-height="false" fo:min-height="3.605cm" fo:min-width="4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7.906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3.1cm" fo:wrap-option="no-wrap"/>
    </style:style>
    <style:style style:name="gr7" style:family="graphic" style:parent-style-name="standard">
      <style:graphic-properties draw:stroke="none" draw:fill="none" fo:min-height="1.424cm"/>
    </style:style>
    <style:style style:name="gr8" style:family="graphic" style:parent-style-name="standard">
      <style:graphic-properties draw:textarea-horizontal-align="justify" draw:textarea-vertical-align="middle" draw:auto-grow-height="false" fo:min-height="1.623cm" fo:min-width="4.7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55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7.7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3cm"/>
    </style:style>
    <style:style style:name="gr12" style:family="graphic" style:parent-style-name="standard">
      <style:graphic-properties draw:textarea-horizontal-align="justify" draw:textarea-vertical-align="middle" draw:auto-grow-height="false" fo:min-height="1.424cm" fo:min-width="3.7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4.7cm" fo:wrap-option="no-wrap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3.799cm"/>
    </style:style>
    <style:style style:name="pr3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3.496cm" style:use-optimal-column-width="false"/>
    </style:style>
    <style:style style:name="co2" style:family="table-column">
      <style:table-column-properties style:column-width="2.175cm" style:use-optimal-column-width="false"/>
    </style:style>
    <style:style style:name="co3" style:family="table-column">
      <style:table-column-properties style:column-width="3.969cm" style:use-optimal-column-width="false"/>
    </style:style>
    <style:style style:name="co4" style:family="table-column">
      <style:table-column-properties style:column-width="3.659cm" style:use-optimal-column-width="false"/>
    </style:style>
    <style:style style:name="co5" style:family="table-column">
      <style:table-column-properties style:column-width="4.138cm" style:use-optimal-column-width="false"/>
    </style:style>
    <style:style style:name="co6" style:family="table-column">
      <style:table-column-properties style:column-width="3.286cm" style:use-optimal-column-width="false"/>
    </style:style>
    <style:style style:name="co7" style:family="table-column">
      <style:table-column-properties style:column-width="3.129cm" style:use-optimal-column-width="false"/>
    </style:style>
    <style:style style:name="co8" style:family="table-column">
      <style:table-column-properties style:column-width="2.502cm" style:use-optimal-column-width="false"/>
    </style:style>
    <style:style style:name="co9" style:family="table-column">
      <style:table-column-properties style:column-width="2.87cm" style:use-optimal-column-width="false"/>
    </style:style>
    <style:style style:name="co10" style:family="table-column">
      <style:table-column-properties style:column-width="2.606cm" style:use-optimal-column-width="false"/>
    </style:style>
    <style:style style:name="co11" style:family="table-column">
      <style:table-column-properties style:column-width="3.338cm" style:use-optimal-column-width="false"/>
    </style:style>
    <style:style style:name="co12" style:family="table-column">
      <style:table-column-properties style:column-width="3.868cm" style:use-optimal-column-width="false"/>
    </style:style>
    <style:style style:name="ro1" style:family="table-row">
      <style:table-row-properties style:row-height="0.719cm"/>
    </style:style>
    <style:style style:name="ro2" style:family="table-row">
      <style:table-row-properties style:row-height="1.029cm"/>
    </style:style>
    <style:style style:name="ro3" style:family="table-row">
      <style:table-row-properties style:row-height="1.034cm"/>
    </style:style>
    <style:style style:name="ro4" style:family="table-row">
      <style:table-row-properties style:row-height="0.972cm"/>
    </style:style>
    <style:style style:name="ce1" style:family="table-cell">
      <loext:graphic-properties style:repeat="repeat"/>
      <style:paragraph-properties fo:text-align="center" style:text-autospace="none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fo:text-align="center" style:text-autospace="none"/>
    </style:style>
    <style:style style:name="ce4" style:family="table-cell">
      <loext:graphic-properties style:repeat="repeat"/>
      <style:paragraph-properties fo:text-align="center" style:text-autospace="none"/>
      <style:text-properties fo:color="#ff0000" fo:font-weight="bold" style:font-weight-asian="bold" style:font-weight-complex="bold"/>
    </style:style>
    <style:style style:name="ce5" style:family="table-cell">
      <loext:graphic-properties style:repeat="repeat"/>
      <style:paragraph-properties style:text-autospace="none"/>
      <style:text-properties fo:color="#ff0000"/>
    </style:style>
    <style:style style:name="ce6" style:family="table-cell">
      <loext:graphic-properties style:repeat="repeat"/>
      <style:paragraph-properties fo:text-align="center" style:text-autospace="none"/>
      <style:text-properties fo:color="#ff0000"/>
    </style:style>
    <style:style style:name="ce7" style:family="table-cell">
      <loext:graphic-properties style:repeat="repeat"/>
      <style:paragraph-properties fo:text-align="end" style:text-autospace="none"/>
      <style:text-properties fo:color="#ff0000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text-autospace="none"/>
      <style:text-properties fo:color="#ff0000" fo:font-weight="bold" style:font-weight-asian="bold" style:font-weight-complex="bold"/>
    </style:style>
    <style:style style:name="P10" style:family="paragraph">
      <style:paragraph-properties style:text-autospace="none"/>
      <style:text-properties fo:color="#ff0000"/>
    </style:style>
    <style:style style:name="P11" style:family="paragraph">
      <style:paragraph-properties fo:text-align="center" style:text-autospace="none"/>
      <style:text-properties fo:color="#ff0000"/>
    </style:style>
    <style:style style:name="P12" style:family="paragraph">
      <style:paragraph-properties fo:text-align="end" style:text-autospace="none"/>
      <style:text-properties fo:color="#ff0000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</style:style>
    <style:style style:name="P15" style:family="paragraph">
      <style:paragraph-properties fo:text-align="center" style:text-autospace="none"/>
      <style:text-properties fo:font-size="18pt" fo:font-weight="bold" style:font-weight-asian="bold" style:font-weight-complex="bold"/>
    </style:style>
    <style:style style:name="P16" style:family="paragraph">
      <style:paragraph-properties fo:text-align="center" style:text-autospace="none"/>
      <style:text-properties fo:color="#ff0000" fo:font-size="18pt" fo:font-weight="bold" style:font-weight-asian="bold" style:font-weight-complex="bold"/>
    </style:style>
    <style:style style:name="P17" style:family="paragraph">
      <style:paragraph-properties style:text-autospace="none"/>
      <style:text-properties fo:font-size="18pt"/>
    </style:style>
    <style:style style:name="P18" style:family="paragraph">
      <style:paragraph-properties fo:text-align="center" style:text-autospace="none"/>
      <style:text-properties fo:font-size="18pt"/>
    </style:style>
    <style:style style:name="P19" style:family="paragraph">
      <style:paragraph-properties style:text-autospace="none"/>
      <style:text-properties fo:color="#ff0000" fo:font-size="18pt"/>
    </style:style>
    <style:style style:name="P20" style:family="paragraph">
      <style:paragraph-properties fo:text-align="center" style:text-autospace="none"/>
      <style:text-properties fo:color="#ff0000" fo:font-size="18pt"/>
    </style:style>
    <style:style style:name="P21" style:family="paragraph">
      <style:paragraph-properties fo:text-align="end" style:text-autospace="none"/>
      <style:text-properties fo:color="#ff0000"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style:use-window-font-color="true" fo:font-size="24pt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separate</text:span></text:p>
          </draw:text-box>
        </draw:frame>
        <draw:frame presentation:style-name="pr2" draw:text-style-name="P2" draw:layer="layout" svg:width="25.199cm" svg:height="3.799cm" svg:x="1.4cm" svg:y="4.658cm" presentation:class="subtitle" presentation:user-transformed="true">
          <draw:text-box>
            <text:p>No seguinte dataframe <text:s/>“vôos” </text:p>
            <text:p>temos três variáveis escondidas...</text:p>
          </draw:text-box>
        </draw:frame>
        <draw:custom-shape draw:style-name="gr1" draw:text-style-name="P3" draw:layer="layout" svg:width="6.2cm" svg:height="2.4cm" svg:x="12.2cm" svg:y="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17.436cm" svg:height="7.15cm" svg:x="5.268cm" svg:y="8.5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Aerolinea</text:p>
              </table:table-cell>
              <table:table-cell>
                <text:p text:style-name="P4">Vôo</text:p>
              </table:table-cell>
              <table:table-cell>
                <text:p text:style-name="P4">Data</text:p>
              </table:table-cell>
              <table:table-cell>
                <text:p text:style-name="P4">Hora_part</text:p>
              </table:table-cell>
              <table:table-cell>
                <text:p text:style-name="P4">Hora_cheg</text:p>
              </table:table-cell>
            </table:table-row>
            <table:table-row table:style-name="ro2" table:default-cell-style-name="ce2">
              <table:table-cell>
                <text:p text:style-name="P5">TAM</text:p>
              </table:table-cell>
              <table:table-cell>
                <text:p text:style-name="P6">1545</text:p>
              </table:table-cell>
              <table:table-cell>
                <text:p text:style-name="P5">2013-01-01</text:p>
              </table:table-cell>
              <table:table-cell>
                <text:p text:style-name="P6">5:17</text:p>
              </table:table-cell>
              <table:table-cell table:style-name="ce3">
                <text:p text:style-name="P6">8:30</text:p>
              </table:table-cell>
            </table:table-row>
            <table:table-row table:style-name="ro2" table:default-cell-style-name="ce2">
              <table:table-cell>
                <text:p text:style-name="P5">Gol</text:p>
              </table:table-cell>
              <table:table-cell>
                <text:p text:style-name="P6">1714</text:p>
              </table:table-cell>
              <table:table-cell>
                <text:p text:style-name="P5">2013-01-31</text:p>
              </table:table-cell>
              <table:table-cell>
                <text:p text:style-name="P6">5:33</text:p>
              </table:table-cell>
              <table:table-cell table:style-name="ce3">
                <text:p text:style-name="P6">8:50</text:p>
              </table:table-cell>
            </table:table-row>
            <table:table-row table:style-name="ro2" table:default-cell-style-name="ce2">
              <table:table-cell>
                <text:p text:style-name="P5">Gol</text:p>
              </table:table-cell>
              <table:table-cell>
                <text:p text:style-name="P6">1141</text:p>
              </table:table-cell>
              <table:table-cell>
                <text:p text:style-name="P5">2014-02-01</text:p>
              </table:table-cell>
              <table:table-cell>
                <text:p text:style-name="P6">5:42</text:p>
              </table:table-cell>
              <table:table-cell table:style-name="ce3">
                <text:p text:style-name="P6">9:23</text:p>
              </table:table-cell>
            </table:table-row>
            <table:table-row table:style-name="ro2" table:default-cell-style-name="ce2">
              <table:table-cell>
                <text:p text:style-name="P5">Avianca</text:p>
              </table:table-cell>
              <table:table-cell>
                <text:p text:style-name="P6">725</text:p>
              </table:table-cell>
              <table:table-cell>
                <text:p text:style-name="P5">2015-08-09</text:p>
              </table:table-cell>
              <table:table-cell>
                <text:p text:style-name="P6">5:44</text:p>
              </table:table-cell>
              <table:table-cell table:style-name="ce3">
                <text:p text:style-name="P6">10:04</text:p>
              </table:table-cell>
            </table:table-row>
            <table:table-row table:style-name="ro2" table:default-cell-style-name="ce2">
              <table:table-cell>
                <text:p text:style-name="P5">Azul</text:p>
              </table:table-cell>
              <table:table-cell>
                <text:p text:style-name="P6">461</text:p>
              </table:table-cell>
              <table:table-cell>
                <text:p text:style-name="P5">2016-12-01</text:p>
              </table:table-cell>
              <table:table-cell>
                <text:p text:style-name="P6">5:54</text:p>
              </table:table-cell>
              <table:table-cell table:style-name="ce3">
                <text:p text:style-name="P6">8:12</text:p>
              </table:table-cell>
            </table:table-row>
            <table:table-row table:style-name="ro3" table:default-cell-style-name="ce2">
              <table:table-cell>
                <text:p text:style-name="P5">Azul</text:p>
              </table:table-cell>
              <table:table-cell>
                <text:p text:style-name="P6">1696</text:p>
              </table:table-cell>
              <table:table-cell>
                <text:p text:style-name="P5">2016-12-31</text:p>
              </table:table-cell>
              <table:table-cell>
                <text:p text:style-name="P6">5:54</text:p>
              </table:table-cell>
              <table:table-cell table:style-name="ce3">
                <text:p text:style-name="P6">7:4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4.38cm" svg:height="0.962cm" svg:x="19.02cm" svg:y="17cm">
          <draw:text-box>
            <text:p>Ano, mês, di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separate()</text:span></text:p>
          </draw:text-box>
        </draw:frame>
        <draw:frame draw:style-name="standard" draw:layer="layout" svg:width="17.436cm" svg:height="7.15cm" svg:x="1.422cm" svg:y="3.9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Aerolinea</text:p>
              </table:table-cell>
              <table:table-cell>
                <text:p text:style-name="P4">Vôo</text:p>
              </table:table-cell>
              <table:table-cell table:style-name="ce4">
                <text:p text:style-name="P9">Data</text:p>
              </table:table-cell>
              <table:table-cell>
                <text:p text:style-name="P4">Hora_part</text:p>
              </table:table-cell>
              <table:table-cell>
                <text:p text:style-name="P4">Hora_cheg</text:p>
              </table:table-cell>
            </table:table-row>
            <table:table-row table:style-name="ro2" table:default-cell-style-name="ce2">
              <table:table-cell>
                <text:p text:style-name="P5">TAM</text:p>
              </table:table-cell>
              <table:table-cell>
                <text:p text:style-name="P6">1545</text:p>
              </table:table-cell>
              <table:table-cell table:style-name="ce5">
                <text:p text:style-name="P10">2013-01-01</text:p>
              </table:table-cell>
              <table:table-cell>
                <text:p text:style-name="P6">5:17</text:p>
              </table:table-cell>
              <table:table-cell table:style-name="ce3">
                <text:p text:style-name="P6">8:30</text:p>
              </table:table-cell>
            </table:table-row>
            <table:table-row table:style-name="ro2" table:default-cell-style-name="ce2">
              <table:table-cell>
                <text:p text:style-name="P5">Gol</text:p>
              </table:table-cell>
              <table:table-cell>
                <text:p text:style-name="P6">1714</text:p>
              </table:table-cell>
              <table:table-cell table:style-name="ce5">
                <text:p text:style-name="P10">2013-01-31</text:p>
              </table:table-cell>
              <table:table-cell>
                <text:p text:style-name="P6">5:33</text:p>
              </table:table-cell>
              <table:table-cell table:style-name="ce3">
                <text:p text:style-name="P6">8:50</text:p>
              </table:table-cell>
            </table:table-row>
            <table:table-row table:style-name="ro2" table:default-cell-style-name="ce2">
              <table:table-cell>
                <text:p text:style-name="P5">Gol</text:p>
              </table:table-cell>
              <table:table-cell>
                <text:p text:style-name="P6">1141</text:p>
              </table:table-cell>
              <table:table-cell table:style-name="ce5">
                <text:p text:style-name="P10">2014-02-01</text:p>
              </table:table-cell>
              <table:table-cell>
                <text:p text:style-name="P6">5:42</text:p>
              </table:table-cell>
              <table:table-cell table:style-name="ce3">
                <text:p text:style-name="P6">9:23</text:p>
              </table:table-cell>
            </table:table-row>
            <table:table-row table:style-name="ro2" table:default-cell-style-name="ce2">
              <table:table-cell>
                <text:p text:style-name="P5">Avianca</text:p>
              </table:table-cell>
              <table:table-cell>
                <text:p text:style-name="P6">725</text:p>
              </table:table-cell>
              <table:table-cell table:style-name="ce5">
                <text:p text:style-name="P10">2015-08-09</text:p>
              </table:table-cell>
              <table:table-cell>
                <text:p text:style-name="P6">5:44</text:p>
              </table:table-cell>
              <table:table-cell table:style-name="ce3">
                <text:p text:style-name="P6">10:04</text:p>
              </table:table-cell>
            </table:table-row>
            <table:table-row table:style-name="ro2" table:default-cell-style-name="ce2">
              <table:table-cell>
                <text:p text:style-name="P5">Azul</text:p>
              </table:table-cell>
              <table:table-cell>
                <text:p text:style-name="P6">461</text:p>
              </table:table-cell>
              <table:table-cell table:style-name="ce5">
                <text:p text:style-name="P10">2016-12-01</text:p>
              </table:table-cell>
              <table:table-cell>
                <text:p text:style-name="P6">5:54</text:p>
              </table:table-cell>
              <table:table-cell table:style-name="ce3">
                <text:p text:style-name="P6">8:12</text:p>
              </table:table-cell>
            </table:table-row>
            <table:table-row table:style-name="ro3" table:default-cell-style-name="ce2">
              <table:table-cell>
                <text:p text:style-name="P5">Azul</text:p>
              </table:table-cell>
              <table:table-cell>
                <text:p text:style-name="P6">1696</text:p>
              </table:table-cell>
              <table:table-cell table:style-name="ce5">
                <text:p text:style-name="P10">2016-12-31</text:p>
              </table:table-cell>
              <table:table-cell>
                <text:p text:style-name="P6">5:54</text:p>
              </table:table-cell>
              <table:table-cell table:style-name="ce3">
                <text:p text:style-name="P6">7:4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1.598cm" svg:height="6.803cm" svg:x="4.789cm" svg:y="13.09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ce2">
              <table:table-cell>
                <text:p text:style-name="P6">Aerolinea</text:p>
              </table:table-cell>
              <table:table-cell>
                <text:p text:style-name="P6">Vôo</text:p>
              </table:table-cell>
              <table:table-cell table:style-name="ce6">
                <text:p text:style-name="P11">Ano</text:p>
              </table:table-cell>
              <table:table-cell table:style-name="ce6">
                <text:p text:style-name="P11">Mês</text:p>
              </table:table-cell>
              <table:table-cell table:style-name="ce6">
                <text:p text:style-name="P11">Dia</text:p>
              </table:table-cell>
              <table:table-cell>
                <text:p text:style-name="P6">Hora_part</text:p>
              </table:table-cell>
              <table:table-cell>
                <text:p text:style-name="P6">Hora_cheg</text:p>
              </table:table-cell>
            </table:table-row>
            <table:table-row table:style-name="ro4" table:default-cell-style-name="ce2">
              <table:table-cell>
                <text:p text:style-name="P5">TAM</text:p>
              </table:table-cell>
              <table:table-cell>
                <text:p text:style-name="P6">1545</text:p>
              </table:table-cell>
              <table:table-cell table:style-name="ce7">
                <text:p text:style-name="P12">2013</text:p>
              </table:table-cell>
              <table:table-cell table:style-name="ce6">
                <text:p text:style-name="P11">01</text:p>
              </table:table-cell>
              <table:table-cell table:style-name="ce6">
                <text:p text:style-name="P11">01</text:p>
              </table:table-cell>
              <table:table-cell>
                <text:p text:style-name="P6">517</text:p>
              </table:table-cell>
              <table:table-cell>
                <text:p text:style-name="P6">830</text:p>
              </table:table-cell>
            </table:table-row>
            <table:table-row table:style-name="ro4" table:default-cell-style-name="ce2">
              <table:table-cell>
                <text:p text:style-name="P5">Gol</text:p>
              </table:table-cell>
              <table:table-cell>
                <text:p text:style-name="P6">1714</text:p>
              </table:table-cell>
              <table:table-cell table:style-name="ce7">
                <text:p text:style-name="P12">2013</text:p>
              </table:table-cell>
              <table:table-cell table:style-name="ce6">
                <text:p text:style-name="P11">01</text:p>
              </table:table-cell>
              <table:table-cell table:style-name="ce6">
                <text:p text:style-name="P11">31</text:p>
              </table:table-cell>
              <table:table-cell>
                <text:p text:style-name="P6">533</text:p>
              </table:table-cell>
              <table:table-cell>
                <text:p text:style-name="P6">850</text:p>
              </table:table-cell>
            </table:table-row>
            <table:table-row table:style-name="ro4" table:default-cell-style-name="ce2">
              <table:table-cell>
                <text:p text:style-name="P5">Gol</text:p>
              </table:table-cell>
              <table:table-cell>
                <text:p text:style-name="P6">1141</text:p>
              </table:table-cell>
              <table:table-cell table:style-name="ce7">
                <text:p text:style-name="P12">2014</text:p>
              </table:table-cell>
              <table:table-cell table:style-name="ce6">
                <text:p text:style-name="P11">02</text:p>
              </table:table-cell>
              <table:table-cell table:style-name="ce6">
                <text:p text:style-name="P11">01</text:p>
              </table:table-cell>
              <table:table-cell>
                <text:p text:style-name="P6">542</text:p>
              </table:table-cell>
              <table:table-cell>
                <text:p text:style-name="P6">923</text:p>
              </table:table-cell>
            </table:table-row>
            <table:table-row table:style-name="ro4" table:default-cell-style-name="ce2">
              <table:table-cell>
                <text:p text:style-name="P5">Avianca</text:p>
              </table:table-cell>
              <table:table-cell>
                <text:p text:style-name="P6">725</text:p>
              </table:table-cell>
              <table:table-cell table:style-name="ce7">
                <text:p text:style-name="P12">2015</text:p>
              </table:table-cell>
              <table:table-cell table:style-name="ce6">
                <text:p text:style-name="P11">08</text:p>
              </table:table-cell>
              <table:table-cell table:style-name="ce6">
                <text:p text:style-name="P11">09</text:p>
              </table:table-cell>
              <table:table-cell>
                <text:p text:style-name="P6">544</text:p>
              </table:table-cell>
              <table:table-cell>
                <text:p text:style-name="P6">1004</text:p>
              </table:table-cell>
            </table:table-row>
            <table:table-row table:style-name="ro4" table:default-cell-style-name="ce2">
              <table:table-cell>
                <text:p text:style-name="P5">Azul</text:p>
              </table:table-cell>
              <table:table-cell>
                <text:p text:style-name="P6">461</text:p>
              </table:table-cell>
              <table:table-cell table:style-name="ce7">
                <text:p text:style-name="P12">2016</text:p>
              </table:table-cell>
              <table:table-cell table:style-name="ce6">
                <text:p text:style-name="P11">12</text:p>
              </table:table-cell>
              <table:table-cell table:style-name="ce6">
                <text:p text:style-name="P11">01</text:p>
              </table:table-cell>
              <table:table-cell>
                <text:p text:style-name="P6">554</text:p>
              </table:table-cell>
              <table:table-cell>
                <text:p text:style-name="P6">812</text:p>
              </table:table-cell>
            </table:table-row>
            <table:table-row table:style-name="ro4" table:default-cell-style-name="ce2">
              <table:table-cell>
                <text:p text:style-name="P5">Azul</text:p>
              </table:table-cell>
              <table:table-cell>
                <text:p text:style-name="P6">1696</text:p>
              </table:table-cell>
              <table:table-cell table:style-name="ce7">
                <text:p text:style-name="P12">2016</text:p>
              </table:table-cell>
              <table:table-cell table:style-name="ce6">
                <text:p text:style-name="P11">12</text:p>
              </table:table-cell>
              <table:table-cell table:style-name="ce6">
                <text:p text:style-name="P11">31</text:p>
              </table:table-cell>
              <table:table-cell>
                <text:p text:style-name="P6">554</text:p>
              </table:table-cell>
              <table:table-cell>
                <text:p text:style-name="P6">740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" draw:text-style-name="P3" draw:layer="layout" svg:width="4.566cm" svg:height="3.855cm" draw:transform="rotate (1.57707951210208) translate (19.394cm 11.461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separate()</text:span></text:p>
          </draw:text-box>
        </draw:frame>
        <draw:frame draw:style-name="gr5" draw:text-style-name="P7" draw:layer="layout" svg:width="18.989cm" svg:height="4.517cm" svg:x="3.011cm" svg:y="7.809cm">
          <draw:text-box>
            <text:p>Separa uma coluna em várias, acorde um separador determinado</text:p>
            <text:p/>
            <text:p>Sintaxis:</text:p>
            <text:p><text:s text:c="14"/>separate (df, <text:s text:c="4"/>Data, <text:s text:c="3"/>c(“Ano”, “Mês”, “Dia”), <text:s text:c="2"/>sep = “-”)</text:p>
          </draw:text-box>
        </draw:frame>
        <draw:custom-shape draw:style-name="gr6" draw:text-style-name="P3" xml:id="id1" draw:id="id1" draw:layer="layout" svg:width="3.6cm" svg:height="1.8cm" svg:x="2.6cm" svg:y="11.726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-13544.2377117467 32933.70349805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4" draw:layer="layout" svg:width="3.8cm" svg:height="1.674cm" svg:x="2.6cm" svg:y="11.852cm">
          <draw:text-box>
            <text:p xml:id="id2" text:id="id2">Dataframe </text:p>
            <text:p xml:id="id3" text:id="id3">a modificar</text:p>
          </draw:text-box>
        </draw:frame>
        <draw:custom-shape draw:style-name="gr8" draw:text-style-name="P3" xml:id="id4" draw:id="id4" draw:layer="layout" svg:width="5.2cm" svg:height="1.873cm" svg:x="7.6cm" svg:y="11.725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8414.07421649683 32941.7289220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7" draw:layer="layout" svg:width="8.355cm" svg:height="1.673cm" svg:x="7.4cm" svg:y="11.926cm">
          <draw:text-box>
            <text:p xml:id="id5" text:id="id5">Coluna <text:s/>a separar</text:p>
            <text:p><text:s/>(sem aspas)</text:p>
          </draw:text-box>
        </draw:frame>
        <draw:custom-shape draw:style-name="gr10" draw:text-style-name="P3" xml:id="id6" draw:id="id6" draw:layer="layout" svg:width="8.2cm" svg:height="1.8cm" svg:x="13.2cm" svg:y="11.799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16126.9113522741 36231.8711826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7" draw:layer="layout" svg:width="7.932cm" svg:height="1.673cm" svg:x="13.2cm" svg:y="11.926cm">
          <draw:text-box>
            <text:p xml:id="id7" text:id="id7">Nomes das novas colunas</text:p>
            <text:p>(vetor de caracteres)</text:p>
          </draw:text-box>
        </draw:frame>
        <draw:custom-shape draw:style-name="gr12" draw:text-style-name="P3" draw:layer="layout" svg:width="4.2cm" svg:height="1.674cm" svg:x="22cm" svg:y="11.726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25739.0145203523 35617.43283582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4" draw:layer="layout" svg:width="3.6cm" svg:height="1.674cm" svg:x="22.4cm" svg:y="11.926cm">
          <draw:text-box>
            <text:p>Separado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unite()</text:span></text:p>
          </draw:text-box>
        </draw:frame>
        <draw:frame draw:style-name="standard" draw:layer="layout" svg:width="17.436cm" svg:height="7.15cm" svg:x="8.822cm" svg:y="12.1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Aerolinea</text:p>
              </table:table-cell>
              <table:table-cell>
                <text:p text:style-name="P15">Vôo</text:p>
              </table:table-cell>
              <table:table-cell table:style-name="ce4">
                <text:p text:style-name="P16">Data</text:p>
              </table:table-cell>
              <table:table-cell>
                <text:p text:style-name="P15">Hora_part</text:p>
              </table:table-cell>
              <table:table-cell>
                <text:p text:style-name="P15">Hora_cheg</text:p>
              </table:table-cell>
            </table:table-row>
            <table:table-row table:style-name="ro2" table:default-cell-style-name="ce2">
              <table:table-cell>
                <text:p text:style-name="P17">TAM</text:p>
              </table:table-cell>
              <table:table-cell>
                <text:p text:style-name="P18">1545</text:p>
              </table:table-cell>
              <table:table-cell table:style-name="ce5">
                <text:p text:style-name="P19">2013/01/01</text:p>
              </table:table-cell>
              <table:table-cell>
                <text:p text:style-name="P18">5:17</text:p>
              </table:table-cell>
              <table:table-cell table:style-name="ce3">
                <text:p text:style-name="P18">8:30</text:p>
              </table:table-cell>
            </table:table-row>
            <table:table-row table:style-name="ro2" table:default-cell-style-name="ce2">
              <table:table-cell>
                <text:p text:style-name="P17">Gol</text:p>
              </table:table-cell>
              <table:table-cell>
                <text:p text:style-name="P18">1714</text:p>
              </table:table-cell>
              <table:table-cell table:style-name="ce5">
                <text:p text:style-name="P19">2013/01/31</text:p>
              </table:table-cell>
              <table:table-cell>
                <text:p text:style-name="P18">5:33</text:p>
              </table:table-cell>
              <table:table-cell table:style-name="ce3">
                <text:p text:style-name="P18">8:50</text:p>
              </table:table-cell>
            </table:table-row>
            <table:table-row table:style-name="ro2" table:default-cell-style-name="ce2">
              <table:table-cell>
                <text:p text:style-name="P17">Gol</text:p>
              </table:table-cell>
              <table:table-cell>
                <text:p text:style-name="P18">1141</text:p>
              </table:table-cell>
              <table:table-cell table:style-name="ce5">
                <text:p text:style-name="P19">2014/02/01</text:p>
              </table:table-cell>
              <table:table-cell>
                <text:p text:style-name="P18">5:42</text:p>
              </table:table-cell>
              <table:table-cell table:style-name="ce3">
                <text:p text:style-name="P18">9:23</text:p>
              </table:table-cell>
            </table:table-row>
            <table:table-row table:style-name="ro2" table:default-cell-style-name="ce2">
              <table:table-cell>
                <text:p text:style-name="P17">Avianca</text:p>
              </table:table-cell>
              <table:table-cell>
                <text:p text:style-name="P18">725</text:p>
              </table:table-cell>
              <table:table-cell table:style-name="ce5">
                <text:p text:style-name="P19">2015/08/09</text:p>
              </table:table-cell>
              <table:table-cell>
                <text:p text:style-name="P18">5:44</text:p>
              </table:table-cell>
              <table:table-cell table:style-name="ce3">
                <text:p text:style-name="P18">10:04</text:p>
              </table:table-cell>
            </table:table-row>
            <table:table-row table:style-name="ro2" table:default-cell-style-name="ce2">
              <table:table-cell>
                <text:p text:style-name="P17">Azul</text:p>
              </table:table-cell>
              <table:table-cell>
                <text:p text:style-name="P18">461</text:p>
              </table:table-cell>
              <table:table-cell table:style-name="ce5">
                <text:p text:style-name="P19">2016/12/01</text:p>
              </table:table-cell>
              <table:table-cell>
                <text:p text:style-name="P18">5:54</text:p>
              </table:table-cell>
              <table:table-cell table:style-name="ce3">
                <text:p text:style-name="P18">8:12</text:p>
              </table:table-cell>
            </table:table-row>
            <table:table-row table:style-name="ro3" table:default-cell-style-name="ce2">
              <table:table-cell>
                <text:p text:style-name="P17">Azul</text:p>
              </table:table-cell>
              <table:table-cell>
                <text:p text:style-name="P18">1696</text:p>
              </table:table-cell>
              <table:table-cell table:style-name="ce5">
                <text:p text:style-name="P19">2016/12/31</text:p>
              </table:table-cell>
              <table:table-cell>
                <text:p text:style-name="P18">5:54</text:p>
              </table:table-cell>
              <table:table-cell table:style-name="ce3">
                <text:p text:style-name="P18">7:4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1.598cm" svg:height="6.803cm" svg:x="1.031cm" svg:y="3.72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ce2">
              <table:table-cell>
                <text:p text:style-name="P18">Aerolinea</text:p>
              </table:table-cell>
              <table:table-cell>
                <text:p text:style-name="P18">Vôo</text:p>
              </table:table-cell>
              <table:table-cell table:style-name="ce6">
                <text:p text:style-name="P20">Ano</text:p>
              </table:table-cell>
              <table:table-cell table:style-name="ce6">
                <text:p text:style-name="P20">Mês</text:p>
              </table:table-cell>
              <table:table-cell table:style-name="ce6">
                <text:p text:style-name="P20">Dia</text:p>
              </table:table-cell>
              <table:table-cell>
                <text:p text:style-name="P18">Hora_part</text:p>
              </table:table-cell>
              <table:table-cell>
                <text:p text:style-name="P18">Hora_cheg</text:p>
              </table:table-cell>
            </table:table-row>
            <table:table-row table:style-name="ro4" table:default-cell-style-name="ce2">
              <table:table-cell>
                <text:p text:style-name="P17">TAM</text:p>
              </table:table-cell>
              <table:table-cell>
                <text:p text:style-name="P18">1545</text:p>
              </table:table-cell>
              <table:table-cell table:style-name="ce7">
                <text:p text:style-name="P21">2013</text:p>
              </table:table-cell>
              <table:table-cell table:style-name="ce6">
                <text:p text:style-name="P20">01</text:p>
              </table:table-cell>
              <table:table-cell table:style-name="ce6">
                <text:p text:style-name="P20">01</text:p>
              </table:table-cell>
              <table:table-cell>
                <text:p text:style-name="P18">517</text:p>
              </table:table-cell>
              <table:table-cell>
                <text:p text:style-name="P18">830</text:p>
              </table:table-cell>
            </table:table-row>
            <table:table-row table:style-name="ro4" table:default-cell-style-name="ce2">
              <table:table-cell>
                <text:p text:style-name="P17">Gol</text:p>
              </table:table-cell>
              <table:table-cell>
                <text:p text:style-name="P18">1714</text:p>
              </table:table-cell>
              <table:table-cell table:style-name="ce7">
                <text:p text:style-name="P21">2013</text:p>
              </table:table-cell>
              <table:table-cell table:style-name="ce6">
                <text:p text:style-name="P20">01</text:p>
              </table:table-cell>
              <table:table-cell table:style-name="ce6">
                <text:p text:style-name="P20">31</text:p>
              </table:table-cell>
              <table:table-cell>
                <text:p text:style-name="P18">533</text:p>
              </table:table-cell>
              <table:table-cell>
                <text:p text:style-name="P18">850</text:p>
              </table:table-cell>
            </table:table-row>
            <table:table-row table:style-name="ro4" table:default-cell-style-name="ce2">
              <table:table-cell>
                <text:p text:style-name="P17">Gol</text:p>
              </table:table-cell>
              <table:table-cell>
                <text:p text:style-name="P18">1141</text:p>
              </table:table-cell>
              <table:table-cell table:style-name="ce7">
                <text:p text:style-name="P21">2014</text:p>
              </table:table-cell>
              <table:table-cell table:style-name="ce6">
                <text:p text:style-name="P20">02</text:p>
              </table:table-cell>
              <table:table-cell table:style-name="ce6">
                <text:p text:style-name="P20">01</text:p>
              </table:table-cell>
              <table:table-cell>
                <text:p text:style-name="P18">542</text:p>
              </table:table-cell>
              <table:table-cell>
                <text:p text:style-name="P18">923</text:p>
              </table:table-cell>
            </table:table-row>
            <table:table-row table:style-name="ro4" table:default-cell-style-name="ce2">
              <table:table-cell>
                <text:p text:style-name="P17">Avianca</text:p>
              </table:table-cell>
              <table:table-cell>
                <text:p text:style-name="P18">725</text:p>
              </table:table-cell>
              <table:table-cell table:style-name="ce7">
                <text:p text:style-name="P21">2015</text:p>
              </table:table-cell>
              <table:table-cell table:style-name="ce6">
                <text:p text:style-name="P20">08</text:p>
              </table:table-cell>
              <table:table-cell table:style-name="ce6">
                <text:p text:style-name="P20">09</text:p>
              </table:table-cell>
              <table:table-cell>
                <text:p text:style-name="P18">544</text:p>
              </table:table-cell>
              <table:table-cell>
                <text:p text:style-name="P18">1004</text:p>
              </table:table-cell>
            </table:table-row>
            <table:table-row table:style-name="ro4" table:default-cell-style-name="ce2">
              <table:table-cell>
                <text:p text:style-name="P17">Azul</text:p>
              </table:table-cell>
              <table:table-cell>
                <text:p text:style-name="P18">461</text:p>
              </table:table-cell>
              <table:table-cell table:style-name="ce7">
                <text:p text:style-name="P21">2016</text:p>
              </table:table-cell>
              <table:table-cell table:style-name="ce6">
                <text:p text:style-name="P20">12</text:p>
              </table:table-cell>
              <table:table-cell table:style-name="ce6">
                <text:p text:style-name="P20">01</text:p>
              </table:table-cell>
              <table:table-cell>
                <text:p text:style-name="P18">554</text:p>
              </table:table-cell>
              <table:table-cell>
                <text:p text:style-name="P18">812</text:p>
              </table:table-cell>
            </table:table-row>
            <table:table-row table:style-name="ro4" table:default-cell-style-name="ce2">
              <table:table-cell>
                <text:p text:style-name="P17">Azul</text:p>
              </table:table-cell>
              <table:table-cell>
                <text:p text:style-name="P18">1696</text:p>
              </table:table-cell>
              <table:table-cell table:style-name="ce7">
                <text:p text:style-name="P21">2016</text:p>
              </table:table-cell>
              <table:table-cell table:style-name="ce6">
                <text:p text:style-name="P20">12</text:p>
              </table:table-cell>
              <table:table-cell table:style-name="ce6">
                <text:p text:style-name="P20">31</text:p>
              </table:table-cell>
              <table:table-cell>
                <text:p text:style-name="P18">554</text:p>
              </table:table-cell>
              <table:table-cell>
                <text:p text:style-name="P18">740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3" draw:layer="layout" svg:width="4.566cm" svg:height="3.855cm" draw:transform="rotate (1.57707951210208) translate (22.829cm 10.7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unite()</text:span></text:p>
          </draw:text-box>
        </draw:frame>
        <draw:frame draw:style-name="gr5" draw:text-style-name="P7" draw:layer="layout" svg:width="19.45cm" svg:height="4.517cm" svg:x="3.011cm" svg:y="7.809cm">
          <draw:text-box>
            <text:p>Junta <text:s/>várias colunas em uma só usado um separador determinado</text:p>
            <text:p/>
            <text:p>Sintaxis:</text:p>
            <text:p><text:s text:c="16"/>unite (df, <text:s text:c="4"/>“Data”, <text:s text:c="8"/>Ano, <text:s/>Mês, <text:s/>Dia, <text:s text:c="2"/>sep = “/”)</text:p>
          </draw:text-box>
        </draw:frame>
        <draw:custom-shape draw:style-name="gr6" draw:text-style-name="P3" xml:id="id8" draw:id="id8" draw:layer="layout" svg:width="3.6cm" svg:height="1.8cm" svg:x="2.6cm" svg:y="11.726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-13544.2377117467 32933.70349805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4" draw:layer="layout" svg:width="3.8cm" svg:height="1.674cm" svg:x="2.6cm" svg:y="11.852cm">
          <draw:text-box>
            <text:p xml:id="id9" text:id="id9">Dataframe </text:p>
            <text:p xml:id="id10" text:id="id10">a modificar</text:p>
          </draw:text-box>
        </draw:frame>
        <draw:custom-shape draw:style-name="gr8" draw:text-style-name="P3" xml:id="id11" draw:id="id11" draw:layer="layout" svg:width="5.2cm" svg:height="1.873cm" svg:x="7.6cm" svg:y="11.725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8414.07421649683 32941.7289220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7" draw:layer="layout" svg:width="8.355cm" svg:height="1.673cm" svg:x="7.4cm" svg:y="11.926cm">
          <draw:text-box>
            <text:p xml:id="id12" text:id="id12">Coluna <text:s/>a criar</text:p>
            <text:p><text:s/>(com aspas)</text:p>
          </draw:text-box>
        </draw:frame>
        <draw:custom-shape draw:style-name="gr13" draw:text-style-name="P3" xml:id="id13" draw:id="id13" draw:layer="layout" svg:width="5.2cm" svg:height="1.8cm" svg:x="13.8cm" svg:y="11.799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16981.8111901557 36351.80455302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7" draw:layer="layout" svg:width="5.603cm" svg:height="1.673cm" svg:x="13.8cm" svg:y="11.927cm">
          <draw:text-box>
            <text:p xml:id="id14" text:id="id14">Colunas a juntar</text:p>
            <text:p>(sem aspas)</text:p>
          </draw:text-box>
        </draw:frame>
        <draw:custom-shape draw:style-name="gr12" draw:text-style-name="P3" draw:layer="layout" svg:width="4.2cm" svg:height="1.674cm" svg:x="19.8cm" svg:y="11.8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19347.9647702928 37654.92537313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4" draw:layer="layout" svg:width="3.6cm" svg:height="1.674cm" svg:x="20.2cm" svg:y="11.926cm">
          <draw:text-box>
            <text:p>Separado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sumo Tidyverse::Tidyr </text:span></text:p>
          </draw:text-box>
        </draw:frame>
        <draw:frame draw:style-name="gr5" draw:text-style-name="P7" draw:layer="layout" svg:width="27.216cm" svg:height="7.57cm" svg:x="0.8cm" svg:y="5cm">
          <draw:text-box>
            <text:p><text:span text:style-name="T2">Pacote que ajuda a arrumar e reordenar nossos dados</text:span></text:p>
            <text:p><text:span text:style-name="T2"/></text:p>
            <text:p><text:span text:style-name="T2"><text:tab/></text:span><text:span text:style-name="T2">1- produza observações a partir de variáveis (colunas) com </text:span><text:span text:style-name="T3">gather()</text:span></text:p>
            <text:p><text:span text:style-name="T3"><text:tab/></text:span></text:p>
            <text:p><text:span text:style-name="T3"><text:tab/></text:span><text:span text:style-name="T4">2- crie variáveis a partir de observações com </text:span><text:span text:style-name="T3">spread()</text:span></text:p>
            <text:p><text:span text:style-name="T3"/></text:p>
            <text:p><text:span text:style-name="T3"><text:tab/></text:span><text:span text:style-name="T4">3- junte ou separe colunas com </text:span><text:span text:style-name="T3">unite() </text:span><text:span text:style-name="T5">e </text:span><text:span text:style-name="T3">separate()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umberto </meta:initial-creator>
    <meta:creation-date>2017-06-13T07:48:32.220000000</meta:creation-date>
    <dc:date>2017-06-13T10:26:01.015000000</dc:date>
    <dc:creator>Humberto </dc:creator>
    <meta:editing-duration>PT1H18M42S</meta:editing-duration>
    <meta:editing-cycles>8</meta:editing-cycles>
    <meta:generator>LibreOffice/4.4.5.2$Windows_x86 LibreOffice_project/a22f674fd25a3b6f45bdebf25400ed2adff0ff99</meta:generator>
    <meta:document-statistic meta:object-count="68"/>
  </office:meta>
</office:document-meta>
</file>